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0.749cm" fo:min-width="0.499cm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99cm" svg:height="0.999cm" svg:x="4.25cm" svg:y="5.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9T08:10:44.287622000</meta:creation-date>
    <dc:date>2026-01-09T08:11:03.438891000</dc:date>
    <meta:editing-duration>PT19S</meta:editing-duration>
    <meta:editing-cycles>1</meta:editing-cycles>
    <meta:document-statistic meta:object-count="1"/>
    <meta:generator>LibreOffice/25.8.4.2$MacOSX_AARCH64 LibreOffice_project/290daaa01b999472f0c7a3890eb6a550fd74c6df</meta:generator>
  </office:meta>
</office:document-meta>
</file>